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Standard_20__28_user_29_">
      <style:paragraph-properties fo:margin-left="0cm" fo:margin-right="0cm" style:line-height-at-least="0.353cm" fo:text-indent="0cm" style:auto-text-indent="false"/>
    </style:style>
    <style:style style:name="P2" style:family="paragraph" style:parent-style-name="Standard">
      <style:text-properties officeooo:paragraph-rsid="00187f8c"/>
    </style:style>
    <style:style style:name="P3" style:family="paragraph" style:parent-style-name="Standard" style:list-style-name="L1"/>
    <style:style style:name="P4" style:family="paragraph" style:parent-style-name="Standard">
      <style:text-properties officeooo:paragraph-rsid="00200596"/>
    </style:style>
    <style:style style:name="P5" style:family="paragraph" style:parent-style-name="Standard">
      <style:text-properties officeooo:rsid="0020aaf2" officeooo:paragraph-rsid="0020aaf2"/>
    </style:style>
    <style:style style:name="P6" style:family="paragraph" style:parent-style-name="Standard">
      <style:text-properties officeooo:paragraph-rsid="0020aaf2"/>
    </style:style>
    <style:style style:name="T1" style:family="text">
      <style:text-properties officeooo:rsid="00167c76"/>
    </style:style>
    <style:style style:name="T2" style:family="text">
      <style:text-properties officeooo:rsid="00175b34"/>
    </style:style>
    <style:style style:name="T3" style:family="text">
      <style:text-properties officeooo:rsid="00187f8c"/>
    </style:style>
    <style:style style:name="T4" style:family="text">
      <style:text-properties fo:font-weight="bold" style:font-weight-asian="bold" style:font-weight-complex="bold"/>
    </style:style>
    <style:style style:name="T5" style:family="text">
      <style:text-properties officeooo:rsid="001919b7"/>
    </style:style>
    <style:style style:name="T6" style:family="text">
      <style:text-properties officeooo:rsid="00200596"/>
    </style:style>
    <style:style style:name="T7" style:family="text">
      <style:text-properties officeooo:rsid="0020aaf2"/>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ttps://maths.ac-creteil.fr/IMG/pdf/5_modele_sir.pdf </text:p>
      <text:p text:style-name="Standard"/>
      <text:p text:style-name="Standard">Dans un premier temps, un modèle sert à représenter la réalité sous un format simplifié pour comprendre les principaux mécanismes en jeu.</text:p>
      <text:p text:style-name="Standard">Les modèles peuvent être complexifiés pour mieux représenter la réalité en introduisant par exemple plusieurs catégories de personnes sensibles suivant l’âge, différents symptômes, des populations ayant des comportements différents, ou une dimension spatiale. </text:p>
      <text:p text:style-name="Standard">1 Qu’est ce qu’un modèle ?</text:p>
      <text:p text:style-name="Standard">Pour étudier une situation réelle telle que l'évolutiton d'une épidémie, on commence par extraire de la situation ses caractéristiques principales. Les hypothèses et simplifications faites permettent</text:p>
      <text:p text:style-name="Standard">alors de décrire la situation mathématiquement : on a créé un modèle. Ensuite on utilise des techniques mathématiques connues pour analyser, étudier le modèle. Les conclusions obtenues sont ensuite retraduites dans le langage du monde réel. Par confrontation à l’expérience et au réel les modèles peuvent être affinés.</text:p>
      <text:p text:style-name="Standard">(L'objectif est de mieux comprendre le phénomène et pouvoir agir dans le futur si on se retrouve dans une situation similaire où le modèle semble pouvoir être appliqué.) </text:p>
      <text:p text:style-name="Standard"/>
      <text:p text:style-name="Standard">2 Sommaire</text:p>
      <text:p text:style-name="Standard"/>
      <text:p text:style-name="Standard">3 Le modèle « S.I.R. » développé par Kernack et McKendrick en 1927</text:p>
      <text:p text:style-name="Standard">Hypothèses:</text:p>
      <text:p text:style-name="Standard">* La maladie est une maladie assez brève : on néglige les phénomènes démographiques (naissances, décès, immigration). La taille de la<text:span text:style-name="T4"> population étudiée peut donc être considérée comme fixe</text:span>.</text:p>
      <text:p text:style-name="Standard">* La seule façon pour qu’un individu quitte le groupe des sains est en devenant infecté. Il est raisonnable de penser que <text:span text:style-name="T4">le nombre de nouveaux cas sur une durée donnée est proportionnel au nombre de contacts sur cette durée entre les individus susceptibles et les individus infectés (S(t) × I(t))</text:span>. On note ce coefficient de proportionnalité β.</text:p>
      <text:p text:style-name="Standard">* Les personnes malades (infectés) sont toutes infectieuses : elles peuvent transmettre la maladie.</text:p>
      <text:p text:style-name="Standard">* Chaque personne qui a guéri de cette maladie est <text:span text:style-name="T4">immunisée pour toujours</text:span> contre cette maladie : la personne ne peut plus retomber malade.</text:p>
      <text:p text:style-name="Standard">* Toutes les personnes tombées malades finissent par guérir (ou mourir) mais on ne fera pas la différence ici : dans les deux cas les individus ne peuvent plus</text:p>
      <text:p text:style-name="Standard">retomber malade). Ainsi qu’une proportion γ des individus infectés passe dans le groupe des individus rétablis tous les jours. Par exemple si la durée moyenne d’infection est de λ = 10 jours, en moyenne chaque jour γ = 1/10 de la population infectée se rétablit (ou meurt). </text:p>
      <text:p text:style-name="Standard"/>
      <text:p text:style-name="Standard">Vocabulaire :</text:p>
      <text:p text:style-name="Standard">- β est appelé taux de transmission</text:p>
      <text:p text:style-name="P4">- γ est appelé taux de guérison, il est égal à l’inverse de <text:span text:style-name="T6">D</text:span>, la durée moyenne d’infection</text:p>
      <text:p text:style-name="Standard"/>
      <text:p text:style-name="P5">4 Graphique SIR</text:p>
      <text:p text:style-name="Standard"/>
      <text:p text:style-name="Standard"><text:span text:style-name="T7">5</text:span> Vaccination</text:p>
      <text:p text:style-name="Standard"/>
      <text:p text:style-name="P5">6 <text:span text:style-name="T2">graphique vaccination</text:span></text:p>
      <text:p text:style-name="Standard"/>
      <text:p text:style-name="Standard"><text:span text:style-name="T7">7</text:span> SEIR</text:p>
      <text:p text:style-name="Standard">On prend en compte le délais d'incubation de la maladie. Avant de devenir des personnes infectieuses, les infectés sont d'abord considérés comme des personnes exposées, c'est-à-dire infectées mais non infectieuses.</text:p>
      <text:p text:style-name="Standard"/>
      <text:p text:style-name="Standard"><text:span text:style-name="T7">8</text:span> <text:span text:style-name="T2">graphique SEIR</text:span></text:p>
      <text:p text:style-name="Standard"><text:soft-page-break/></text:p>
      <text:p text:style-name="Standard"><text:span text:style-name="T7">9</text:span> Modèles SIS, SEIRS, <text:span text:style-name="T2">etc.</text:span> <text:span text:style-name="T2">(</text:span>Au bout d'un certain temps, les personnes infectées redeviennent susceptibles<text:span text:style-name="T2">)</text:span></text:p>
      <text:p text:style-name="Standard"/>
      <text:p text:style-name="Standard"><text:span text:style-name="T7">10</text:span> Le <text:span text:style-name="T5">nombre </text:span>de reproduction</text:p>
      <text:p text:style-name="Standard">* Le taux de reproduction de base R0 est le nombre de personnes qu’une personne infectée va contaminer pendant la durée de la contagiosité. </text:p>
      <text:p text:style-name="Standard">Il correspond au taux de reproduction au début de l’épidémie. </text:p>
      <text:p text:style-name="Standard">On parle ensuite de Reffectif.</text:p>
      <text:p text:style-name="Standard"/>
      <text:p text:style-name="Standard">Les estimations du R sont souvent calculées en fonction de 3 paramètres principaux</text:p>
      <text:p text:style-name="Standard"><text:s text:c="4"/>• la durée de contagiosité après qu’une personne soit infectée</text:p>
      <text:p text:style-name="Standard"><text:s text:c="4"/>• la probabilité d’infection par contact entre une personne sensible et une personne ou un agent infectieux</text:p>
      <text:p text:style-name="Standard"><text:s text:c="4"/>• le taux de contact – avec des paramètres supplémentaires qui peuvent être ajoutés pour décrire des cycles de transmission plus complexes</text:p>
      <text:p text:style-name="Standard"/>
      <text:p text:style-name="Standard"><text:span text:style-name="T7">11</text:span> <text:span text:style-name="T1">Interprétation avec le modèle SIR</text:span></text:p>
      <text:p text:style-name="Standard">R &lt; 1 → l’épidémie régresse</text:p>
      <text:p text:style-name="Standard">1 &lt; R &lt; 1,5 → l’épidémie progresse</text:p>
      <text:p text:style-name="Standard">R &gt; 1,5 → seuil d’alerte épidémiologique déclenché</text:p>
      <text:p text:style-name="Standard"/>
      <text:p text:style-name="Standard"><text:span text:style-name="T2">12 </text:span>Comment atténuer l’intensité d’une épidémie ?</text:p>
      <text:p text:style-name="Standard">R <text:span text:style-name="T3">est proportionnel à</text:span> β × λ <text:s/><text:span text:style-name="T3">=</text:span> <text:s/>β x D</text:p>
      <text:p text:style-name="P2">R diminue lorsque β diminue et/ou lorsque λ diminue.</text:p>
      <text:p text:style-name="Standard">Comment diminuer la probabilité d’infection β ?</text:p>
      <text:p text:style-name="Standard">-&gt; Par exemple en mettant en place des mesures d’hygiène (lavage régulier des mains…) ou de limitation de contacts entre les individus (<text:span text:style-name="T2">confinement, </text:span>fermetures d’écoles…)</text:p>
      <text:p text:style-name="Standard">Comment diminuer le temps moyen d’infection λ ?</text:p>
      <text:p text:style-name="Standard">-&gt; C’est possible par exemple si on a un traitement qui va faire guérir l’individu infecté plus rapidement.</text:p>
      <text:p text:style-name="Standard"/>
      <text:p text:style-name="Standard"><text:span text:style-name="T2">13</text:span> La vaccination &amp; l’« immunité de groupe »</text:p>
      <text:p text:style-name="Standard">R=p*R0 </text:p>
      <text:list xml:id="list2478888683829690035" text:style-name="L1">
        <text:list-item>
          <text:p text:style-name="P3"><text:s/>p proportion de susceptibles</text:p>
        </text:list-item>
        <text:list-item>
          <text:p text:style-name="P3">v proportion de vaccinés</text:p>
        </text:list-item>
      </text:list>
      <text:p text:style-name="Standard">Si p=S(0)=1, on a avec la vaccination la nouvelle proportion de susceptibles : p=1-v</text:p>
      <text:p text:style-name="Standard">Or il n’y a pas d’épidémie pour R&lt;1 &lt;=&gt; (1-v)R0&lt;1 &lt;=&gt; v&gt;1-1/R0</text:p>
      <text:p text:style-name="P1"/>
      <text:p text:style-name="P5">14 Simulation </text:p>
      <text:p text:style-name="P5"/>
      <text:p text:style-name="P5">15 Images simulation</text:p>
      <text:p text:style-name="Standard"/>
      <text:p text:style-name="P5">16 graphique SIR</text:p>
      <text:p text:style-name="P5"><text:s/></text:p>
      <text:p text:style-name="P5">17 graphique SEIR</text:p>
      <text:p text:style-name="P5"/>
      <text:p text:style-name="P5">18 graphique SEIR + vaccination</text:p>
      <text:p text:style-name="P5"/>
      <text:p text:style-name="P5">19 affiner le modèle</text:p>
      <text:p text:style-name="P5"/>
      <text:p text:style-name="P5">20 conclusions</text:p>
      <text:p text:style-name="P5"><text:soft-page-break/>Pour la COVID-19, la transmission se fait dans la population et potentiellement par des personnes asymptomatiques. Il sera donc beaucoup plus difficile de contenir l’épidémie de COVID-19.</text:p>
      <text:p text:style-name="P5"/>
      <text:p text:style-name="P6"><text:span text:style-name="T7">21 annex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 Black" svg:font-family="'Source Sans Pro Black'" style:font-family-generic="roman" style:font-pitch="variable"/>
    <style:font-face style:name="Source Sans Pro Semibold" svg:font-family="'Source Sans Pro Semibol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667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533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266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32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5f_1" style:display-name="Standard_1"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1" style:display-name="Master1-Layout7-blank-V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Gliederung_20_2" style:display-name="Master1-Layout7-blank-Vide~LT~Gliederung 2" style:family="paragraph" style:parent-style-name="Master1-Layout7-blank-V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7e_LT_7e_Gliederung_20_3" style:display-name="Master1-Layout7-blank-Vide~LT~Gliederung 3" style:family="paragraph" style:parent-style-name="Master1-Layout7-blank-V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7e_LT_7e_Gliederung_20_4" style:display-name="Master1-Layout7-blank-Vide~LT~Gliederung 4" style:family="paragraph" style:parent-style-name="Master1-Layout7-blank-V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5" style:display-name="Master1-Layout7-blank-Vide~LT~Gliederung 5" style:family="paragraph" style:parent-style-name="Master1-Layout7-blank-V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6" style:display-name="Master1-Layout7-blank-Vide~LT~Gliederung 6" style:family="paragraph" style:parent-style-name="Master1-Layout7-blank-V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7" style:display-name="Master1-Layout7-blank-Vide~LT~Gliederung 7" style:family="paragraph" style:parent-style-name="Master1-Layout7-blank-V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8" style:display-name="Master1-Layout7-blank-Vide~LT~Gliederung 8" style:family="paragraph" style:parent-style-name="Master1-Layout7-blank-V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Gliederung_20_9" style:display-name="Master1-Layout7-blank-Vide~LT~Gliederung 9" style:family="paragraph" style:parent-style-name="Master1-Layout7-blank-V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7e_LT_7e_Titel" style:display-name="Master1-Layout7-blank-Vide~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Untertitel" style:display-name="Master1-Layout7-blank-Vid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Notizen" style:display-name="Master1-Layout7-blank-V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7e_LT_7e_Hintergrundobjekte" style:display-name="Master1-Layout7-blank-V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7e_LT_7e_Hintergrund" style:display-name="Master1-Layout7-blank-V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Gliederung_20_1" style:display-name="Master1-Layout7-blank-Vide_~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Gliederung_20_2" style:display-name="Master1-Layout7-blank-Vide_~LT~Gliederung 2" style:family="paragraph" style:parent-style-name="Master1-Layout7-blank-Vide_5f_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Vide_5f__7e_LT_7e_Gliederung_20_3" style:display-name="Master1-Layout7-blank-Vide_~LT~Gliederung 3" style:family="paragraph" style:parent-style-name="Master1-Layout7-blank-Vide_5f_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Vide_5f__7e_LT_7e_Gliederung_20_4" style:display-name="Master1-Layout7-blank-Vide_~LT~Gliederung 4" style:family="paragraph" style:parent-style-name="Master1-Layout7-blank-Vide_5f_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5" style:display-name="Master1-Layout7-blank-Vide_~LT~Gliederung 5" style:family="paragraph" style:parent-style-name="Master1-Layout7-blank-Vide_5f_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6" style:display-name="Master1-Layout7-blank-Vide_~LT~Gliederung 6" style:family="paragraph" style:parent-style-name="Master1-Layout7-blank-Vide_5f_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7" style:display-name="Master1-Layout7-blank-Vide_~LT~Gliederung 7" style:family="paragraph" style:parent-style-name="Master1-Layout7-blank-Vide_5f_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8" style:display-name="Master1-Layout7-blank-Vide_~LT~Gliederung 8" style:family="paragraph" style:parent-style-name="Master1-Layout7-blank-Vide_5f_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Gliederung_20_9" style:display-name="Master1-Layout7-blank-Vide_~LT~Gliederung 9" style:family="paragraph" style:parent-style-name="Master1-Layout7-blank-Vide_5f_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Vide_5f__7e_LT_7e_Titel" style:display-name="Master1-Layout7-blank-Vide_~LT~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Untertitel" style:display-name="Master1-Layout7-blank-Vide_~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Notizen" style:display-name="Master1-Layout7-blank-Vid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Vide_5f__7e_LT_7e_Hintergrundobjekte" style:display-name="Master1-Layout7-blank-Vide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Vide_5f__7e_LT_7e_Hintergrund" style:display-name="Master1-Layout7-blank-Vid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馮ende" style:family="paragraph" style:default-outline-level="">
      <style:paragraph-properties fo:margin-top="0.374cm" fo:margin-bottom="0.374cm" loext:contextual-spacing="false"/>
      <style:text-properties style:font-name="Arial" fo:font-family="Arial" style:font-family-generic="roman" style:font-pitch="variable" fo:font-size="12pt" fo:font-style="italic" style:font-name-asian="Tahoma" style:font-family-asian="Tahoma"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Midnightblue_5f__7e_LT_7e_Gliederung_20_1" style:display-name="Midnightblue_~LT~Gliederung 1" style:family="paragraph" style:default-outline-level="">
      <style:paragraph-properties fo:margin-top="0cm" fo:margin-bottom="0.499cm" loext:contextual-spacing="false"/>
      <style:text-properties fo:color="#2c3e50" style:text-outline="false" style:text-line-through-style="none" style:text-line-through-type="none" style:font-name="Source Sans Pro Semibold" fo:font-family="'Source Sans Pro Semi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Gliederung_20_2" style:display-name="Midnightblue_~LT~Gliederung 2" style:family="paragraph" style:parent-style-name="Midnightblue_5f__7e_LT_7e_Gliederung_20_1" style:default-outline-level="">
      <style:paragraph-properties fo:margin-top="0cm" fo:margin-bottom="0.4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3" style:display-name="Midnightblue_~LT~Gliederung 3" style:family="paragraph" style:parent-style-name="Midnightblue_5f__7e_LT_7e_Gliederung_20_2" style:default-outline-level="">
      <style:paragraph-properties fo:margin-top="0cm" fo:margin-bottom="0.3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4" style:display-name="Midnightblue_~LT~Gliederung 4" style:family="paragraph" style:parent-style-name="Midnightblue_5f__7e_LT_7e_Gliederung_20_3" style:default-outline-level="">
      <style:paragraph-properties fo:margin-top="0cm" fo:margin-bottom="0.199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5" style:display-name="Midnightblue_~LT~Gliederung 5" style:family="paragraph" style:parent-style-name="Midnightblue_5f__7e_LT_7e_Gliederung_20_4"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6" style:display-name="Midnightblue_~LT~Gliederung 6" style:family="paragraph" style:parent-style-name="Midnightblue_5f__7e_LT_7e_Gliederung_20_5"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7" style:display-name="Midnightblue_~LT~Gliederung 7" style:family="paragraph" style:parent-style-name="Midnightblue_5f__7e_LT_7e_Gliederung_20_6"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8" style:display-name="Midnightblue_~LT~Gliederung 8" style:family="paragraph" style:parent-style-name="Midnightblue_5f__7e_LT_7e_Gliederung_20_7"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Gliederung_20_9" style:display-name="Midnightblue_~LT~Gliederung 9" style:family="paragraph" style:parent-style-name="Midnightblue_5f__7e_LT_7e_Gliederung_20_8" style:default-outline-level="">
      <style:paragraph-properties fo:margin-top="0cm" fo:margin-bottom="0.101cm" loext:contextual-spacing="false"/>
      <style:text-properties fo:color="#2c3e50" style:text-outline="false" style:text-line-through-style="none" style:text-line-through-type="none" style:font-name="Source Sans Pro"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5f__7e_LT_7e_Titel" style:display-name="Midnightblue_~LT~Titel" style:family="paragraph" style:default-outline-level="">
      <style:paragraph-properties fo:text-align="start" style:justify-single-word="false"/>
      <style:text-properties fo:color="#ffffff" style:text-outline="false" style:text-line-through-style="none" style:text-line-through-type="none" style:font-name="Source Sans Pro Black" fo:font-family="'Source Sans Pro Black'"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Untertitel" style:display-name="Midnightblue_~LT~Untertitel" style:family="paragraph" style:default-outline-level="">
      <style:paragraph-properties fo:text-align="center" style:justify-single-word="false"/>
      <style:text-properties fo:color="#2c3e50" style:text-outline="false" style:text-line-through-style="none" style:text-line-through-type="none" style:font-name="Source Sans Pro" fo:font-family="'Source Sans Pro'"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Notizen" style:display-name="Midnightblue_~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Source Sans Pro" fo:font-family="'Source Sans Pro'"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5f__7e_LT_7e_Hintergrundobjekte" style:display-name="Midnightblue_~LT~Hintergrundobjekte" style:family="paragraph" style:default-outline-level="">
      <style:text-properties fo:color="#ffffff" style:font-name="Source Sans Pro Black" fo:font-family="'Source Sans Pro Black'" style:font-family-generic="roman" style:font-pitch="variable" fo:font-size="18pt" fo:font-weight="normal" style:letter-kerning="true" style:font-name-asian="Tahoma" style:font-family-asian="Tahoma" style:font-family-generic-asian="system" style:font-pitch-asian="variable" style:font-size-asian="18pt" style:font-weight-asian="normal" style:font-name-complex="Liberation Sans2" style:font-family-complex="'Liberation Sans'" style:font-family-generic-complex="system" style:font-pitch-complex="variable" style:font-size-complex="12pt"/>
    </style:style>
    <style:style style:name="Midnightblue_5f__7e_LT_7e_Hintergrund" style:display-name="Midnightblue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2T14:47:52.247000000</meta:creation-date>
    <dc:date>2021-06-04T18:01:37.057000000</dc:date>
    <meta:editing-duration>PT1H59M56S</meta:editing-duration>
    <meta:editing-cycles>7</meta:editing-cycles>
    <meta:generator>LibreOffice/5.1.5.2$Windows_X86_64 LibreOffice_project/7a864d8825610a8c07cfc3bc01dd4fce6a9447e5</meta:generator>
    <meta:document-statistic meta:table-count="0" meta:image-count="0" meta:object-count="0" meta:page-count="3" meta:paragraph-count="61" meta:word-count="781" meta:character-count="4885" meta:non-whitespace-character-count="4141"/>
  </office:meta>
</office:document-meta>
</file>